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ee0" officeooo:paragraph-rsid="00007ee0"/>
    </style:style>
    <style:style style:name="P2" style:family="paragraph" style:parent-style-name="Standard">
      <style:text-properties officeooo:rsid="00007ee0" officeooo:paragraph-rsid="00007ee0" fo:background-color="transparent"/>
    </style:style>
    <style:style style:name="P3" style:family="paragraph" style:parent-style-name="Standard">
      <style:paragraph-properties fo:break-before="page"/>
      <style:text-properties officeooo:rsid="00007ee0" officeooo:paragraph-rsid="00007ee0"/>
    </style:style>
    <style:style style:name="P4" style:family="paragraph" style:parent-style-name="Standard">
      <style:text-properties officeooo:rsid="00007ee0" officeooo:paragraph-rsid="00007ee0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2482a" fo:background-color="transparent" loext:char-shading-value="0"/>
    </style:style>
    <style:style style:name="T4" style:family="text">
      <style:text-properties officeooo:rsid="000248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Que es la inteligencia?</text:span></text:p>
      <text:p text:style-name="P1"/>
      <text:p text:style-name="P1">- Efecto Flynn</text:p>
      <text:p text:style-name="P1"/>
      <text:p text:style-name="P1">- Hofstader:</text:p>
      <text:p text:style-name="P1"><text:tab/>respuesta flexive,</text:p>
      <text:p text:style-name="P1"><text:tab/> aprovechar circunstancias fortuitas,</text:p>
      <text:p text:style-name="P1"><text:tab/> entender mensaje ambiguos o contradictorios, </text:p>
      <text:p text:style-name="P1"><text:tab/>generar conceptos e ideas innovadoras.</text:p>
      <text:p text:style-name="P1"/>
      <text:p text:style-name="P1">2.<text:span text:style-name="T1"> Tipos de inteligencia. Howard Gardner</text:span></text:p>
      <text:p text:style-name="P1"/>
      <text:p text:style-name="P1">linguistica</text:p>
      <text:p text:style-name="P1">logica-matematica</text:p>
      <text:p text:style-name="P1">espacial</text:p>
      <text:p text:style-name="P1">musical</text:p>
      <text:p text:style-name="P1">corporal-kinestética</text:p>
      <text:p text:style-name="P1"/>
      <text:p text:style-name="P1">intrapersonal</text:p>
      <text:p text:style-name="P1">interpersonal</text:p>
      <text:p text:style-name="P1">emocional</text:p>
      <text:p text:style-name="P1">naturalista</text:p>
      <text:p text:style-name="P1">cibernética</text:p>
      <text:p text:style-name="P1"/>
      <text:p text:style-name="P1">3. <text:span text:style-name="T1">Que es la inteligencia artificial?</text:span></text:p>
      <text:p text:style-name="P1"/>
      <text:p text:style-name="P1">-Sistemas que piensan como humanos</text:p>
      <text:p text:style-name="P1"/>
      <text:p text:style-name="P1">§ “El nuevo y excitante esfuerzo de hacer que los computadores piensen... máquinas con mentes,en el más amplio sentido literal”. (Haugeland, 1985)</text:p>
      <text:p text:style-name="P1"/>
      <text:p text:style-name="P1">§ “La automatización de actividades que vinculamos con procesos de pensamiento humano,</text:p>
      <text:p text:style-name="P1">actividades como la toma de decisiones, resolución de problemas, aprendizaje...”. (Bellman, 1978)</text:p>
      <text:p text:style-name="P1"/>
      <text:p text:style-name="P1">-Sistemas que piensan racionalmente</text:p>
      <text:p text:style-name="P1"/>
      <text:p text:style-name="P1">§ “El estudio de las facultades mentales mediante el uso de modelos computacionales”. (Charniak y McDermott, 1985)</text:p>
      <text:p text:style-name="P1"/>
      <text:p text:style-name="P1">§ El estudio de los cálculos que hacen posible percibir, razonar y actuar”. (Winston, 1992)</text:p>
      <text:p text:style-name="P1">Sistemas que actúan como humanos</text:p>
      <text:p text:style-name="P1"/>
      <text:p text:style-name="P1">§ “El arte de construir máquinas capaces de hacer cosas que requerirían inteligencia si las hicieran </text:p>
      <text:p text:style-name="P1">los seres humanos”. (Minsky, 1986)</text:p>
      <text:p text:style-name="P1"/>
      <text:p text:style-name="P1">§ “El estudio de cómo lograr que los computadores realicen tareas que, por el momento, los humanos hacen mejor”. (Rich y Knight, 1991)</text:p>
      <text:p text:style-name="P1"/>
      <text:p text:style-name="P3">-Sistemas que actúan racionalmente</text:p>
      <text:p text:style-name="P1"/>
      <text:p text:style-name="P1">§ “Estudio del diseño de agentes inteligentes”. (Poole et al., 1998)</text:p>
      <text:p text:style-name="P1"/>
      <text:p text:style-name="P1">§ “IA...está relacionada con conductas inteligentes en artefactos”. (Nilsson, 1998)</text:p>
      <text:p text:style-name="P1"/>
      <text:p text:style-name="P1"/>
      <text:p text:style-name="P1">4<text:span text:style-name="T1">. Que es IA?</text:span></text:p>
      <text:p text:style-name="P1"/>
      <text:p text:style-name="P1">-IA fuerte</text:p>
      <text:p text:style-name="P1">-IA débil</text:p>
      <text:p text:style-name="P1"/>
      <text:p text:style-name="P1"/>
      <text:p text:style-name="P1">5. <text:span text:style-name="T1">Puede ser una máquina inteligente?</text:span></text:p>
      <text:p text:style-name="P1"/>
      <text:p text:style-name="P1">-Test de Alan Turing</text:p>
      <text:p text:style-name="P1">-Contraejemplo al test de Turing: La sala china Searle</text:p>
      <text:p text:style-name="P1"/>
      <text:p text:style-name="P1">6. <text:span text:style-name="T1">Historia de la IA</text:span></text:p>
      <text:p text:style-name="P4"/>
      <text:p text:style-name="P2">1956-63 <text:s/>=&gt; Conferencia Dartmouth y los años dorados</text:p>
      <text:p text:style-name="P2"/>
      <text:p text:style-name="P2">1963-70 <text:span text:style-name="T4">=&gt; </text:span>Las Conquistas de los Micro-Mundos: </text:p>
      <text:p text:style-name="P2"/>
      <text:p text:style-name="P2">Años 70 <text:span text:style-name="T4">=&gt; </text:span>Años de Crítica y Madurez</text:p>
      <text:p text:style-name="P2"/>
      <text:p text:style-name="P1"><text:span text:style-name="T2">Los Años 80 <text:s/></text:span><text:span text:style-name="T3">=&gt; </text:span><text:span text:style-name="T2">Etapa de Expansión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8:59.778600576</meta:creation-date>
    <dc:date>2017-10-24T23:21:19.743374576</dc:date>
    <meta:editing-duration>PT4H2M18S</meta:editing-duration>
    <meta:editing-cycles>2</meta:editing-cycles>
    <meta:generator>LibreOffice/5.3.6.1$Linux_X86_64 LibreOffice_project/30m0$Build-1</meta:generator>
    <meta:document-statistic meta:table-count="0" meta:image-count="0" meta:object-count="0" meta:page-count="2" meta:paragraph-count="44" meta:word-count="278" meta:character-count="1823" meta:non-whitespace-character-count="1585"/>
  </office:meta>
</office:document-meta>
</file>